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Pictures/100002010000009A0000009B793C686FB76546BB.png" manifest:media-type="image/png"/>
  <manifest:file-entry manifest:full-path="Pictures/100002010000008600000091C365E8DFD2C3E984.png" manifest:media-type="image/png"/>
  <manifest:file-entry manifest:full-path="Pictures/100002010000009C0000009E47AF697DA8EAB407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1cm" fo:min-width="1.49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1cm" fo:min-width="1.691cm"/>
      <style:paragraph-properties style:writing-mode="lr-tb"/>
    </style:style>
    <style:style style:name="gr4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o_20_sin_20_relleno_20_ni_20_línea">
      <style:graphic-properties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56pt" style:font-size-asian="56pt" style:font-size-complex="56pt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T1" style:family="text">
      <style:text-properties style:font-name="Liberation Sans2" fo:font-size="56pt" style:font-name-asian="Liberation Sans2" style:font-size-asian="56pt" style:font-name-complex="Liberation Sans2" style:font-size-complex="56pt"/>
    </style:style>
    <style:style style:name="T2" style:family="text">
      <style:text-properties style:font-name="Liberation Sans2" fo:font-size="20pt" style:font-name-asian="Liberation Sans2" style:font-size-asian="20pt" style:font-name-complex="Liberation Sans2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line draw:style-name="gr1" draw:text-style-name="P1" draw:layer="layout" svg:x1="8.613cm" svg:y1="2.056cm" svg:x2="2.723cm" svg:y2="4.558cm">
          <text:p/>
        </draw:line>
        <draw:line draw:style-name="gr1" draw:text-style-name="P1" draw:layer="layout" svg:x1="8.614cm" svg:y1="2.056cm" svg:x2="8.638cm" svg:y2="4.591cm">
          <text:p/>
        </draw:line>
        <draw:line draw:style-name="gr1" draw:text-style-name="P1" draw:layer="layout" svg:x1="8.615cm" svg:y1="2.056cm" svg:x2="14.718cm" svg:y2="4.558cm">
          <text:p/>
        </draw:line>
        <draw:frame draw:style-name="gr2" draw:text-style-name="P2" draw:layer="layout" svg:width="1.997cm" svg:height="2.461cm" svg:x="1.923cm" svg:y="4.298cm">
          <draw:text-box>
            <text:p><text:span text:style-name="T1">θ</text:span><text:span text:style-name="T2">1</text:span></text:p>
          </draw:text-box>
        </draw:frame>
        <draw:frame draw:style-name="gr2" draw:text-style-name="P2" draw:layer="layout" svg:width="1.997cm" svg:height="2.461cm" svg:x="7.824cm" svg:y="4.299cm">
          <draw:text-box>
            <text:p><text:span text:style-name="T1">θ</text:span><text:span text:style-name="T2">2</text:span></text:p>
          </draw:text-box>
        </draw:frame>
        <draw:frame draw:style-name="gr3" draw:text-style-name="P2" draw:layer="layout" svg:width="2.191cm" svg:height="2.461cm" svg:x="13.768cm" svg:y="4.3cm">
          <draw:text-box>
            <text:p><text:span text:style-name="T1">θ</text:span><text:span text:style-name="T2">m</text:span></text:p>
          </draw:text-box>
        </draw:frame>
        <draw:line draw:style-name="gr4" draw:text-style-name="P1" draw:layer="layout" svg:x1="2.721cm" svg:y1="6.407cm" svg:x2="2.744cm" svg:y2="9.582cm">
          <text:p/>
        </draw:line>
        <draw:line draw:style-name="gr4" draw:text-style-name="P1" draw:layer="layout" svg:x1="8.629cm" svg:y1="6.394cm" svg:x2="8.652cm" svg:y2="9.569cm">
          <text:p/>
        </draw:line>
        <draw:line draw:style-name="gr4" draw:text-style-name="P1" draw:layer="layout" svg:x1="14.637cm" svg:y1="6.381cm" svg:x2="14.66cm" svg:y2="9.556cm">
          <text:p/>
        </draw:line>
        <draw:frame draw:style-name="gr5" draw:text-style-name="P3" draw:layer="layout" svg:width="0.502cm" svg:height="1.187cm" svg:x="2.147cm" svg:y="10.09cm">
          <draw:text-box>
            <text:p/>
          </draw:text-box>
        </draw:frame>
        <draw:frame draw:style-name="gr6" draw:text-style-name="P1" draw:layer="layout" svg:width="2.835cm" svg:height="3.068cm" svg:x="1.361cm" svg:y="9.628cm">
          <draw:image xlink:href="Pictures/100002010000008600000091C365E8DFD2C3E984.png" xlink:type="simple" xlink:show="embed" xlink:actuate="onLoad" loext:mime-type="image/png">
            <text:p/>
          </draw:image>
        </draw:frame>
        <draw:frame draw:style-name="gr6" draw:text-style-name="P1" draw:layer="layout" svg:width="3.301cm" svg:height="3.343cm" svg:x="6.886cm" svg:y="9.49cm">
          <draw:image xlink:href="Pictures/100002010000009C0000009E47AF697DA8EAB407.png" xlink:type="simple" xlink:show="embed" xlink:actuate="onLoad" loext:mime-type="image/png">
            <text:p/>
          </draw:image>
        </draw:frame>
        <draw:frame draw:style-name="gr6" draw:text-style-name="P1" draw:layer="layout" svg:width="3.259cm" svg:height="3.28cm" svg:x="12.946cm" svg:y="9.494cm">
          <draw:image xlink:href="Pictures/100002010000009A0000009B793C686FB76546BB.png" xlink:type="simple" xlink:show="embed" xlink:actuate="onLoad" loext:mime-type="image/png">
            <text:p/>
          </draw:image>
        </draw:frame>
        <draw:frame draw:style-name="gr7" draw:text-style-name="P4" draw:layer="layout" svg:width="1.679cm" svg:height="1.543cm" svg:x="7.795cm" svg:y="0.35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5-17T18:10:33.923944753</meta:creation-date>
    <dc:date>2020-03-08T17:52:29.629468085</dc:date>
    <meta:editing-duration>PT9M29S</meta:editing-duration>
    <meta:editing-cycles>2</meta:editing-cycles>
    <meta:generator>LibreOffice/6.3.4.2$Linux_X86_64 LibreOffice_project/30$Build-2</meta:generator>
    <meta:document-statistic meta:object-count="14"/>
  </office:meta>
</office:document-meta>
</file>

<file path=Object 1/content.xml><?xml version="1.0" encoding="utf-8"?>
<math xmlns="http://www.w3.org/1998/Math/MathML" display="block">
  <semantics>
    <mi mathvariant="normal">Θ</mi>
    <annotation encoding="StarMath 5.0">%THETA</annotation>
  </semantics>
</math>
</file>